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Palatino-Roman" svg:font-family="Palatino-Roman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text-align="justify" style:justify-single-word="false"/>
    </style:style>
    <style:style style:name="P2" style:family="paragraph" style:parent-style-name="List_20_Paragraph">
      <style:paragraph-properties fo:text-align="justify" style:justify-single-word="false"/>
      <style:text-properties style:font-name-asian="Times New Roman" style:font-name-complex="Calibri1"/>
    </style:style>
    <style:style style:name="P3" style:family="paragraph" style:parent-style-name="List_20_Paragraph">
      <style:paragraph-properties fo:text-align="justify" style:justify-single-word="false"/>
      <style:text-properties officeooo:paragraph-rsid="0070011c" style:font-name-asian="Times New Roman" style:font-name-complex="Calibri1"/>
    </style:style>
    <style:style style:name="P4" style:family="paragraph" style:parent-style-name="List_20_Paragraph">
      <style:paragraph-properties fo:margin-left="2.54cm" fo:margin-right="0cm" fo:text-align="justify" style:justify-single-word="false" fo:text-indent="0cm" style:auto-text-indent="false"/>
      <style:text-properties style:font-name-asian="Times New Roman" style:font-name-complex="Calibri1"/>
    </style:style>
    <style:style style:name="P5" style:family="paragraph" style:parent-style-name="List_20_Paragraph" style:list-style-name="WWNum1">
      <style:paragraph-properties fo:text-align="justify" style:justify-single-word="false"/>
      <style:text-properties officeooo:rsid="0071012e" officeooo:paragraph-rsid="0071012e" style:font-name-asian="Times New Roman" style:font-name-complex="Calibri1"/>
    </style:style>
    <style:style style:name="P6" style:family="paragraph" style:parent-style-name="List_20_Paragraph" style:list-style-name="WWNum1">
      <style:paragraph-properties fo:text-align="justify" style:justify-single-word="false"/>
      <style:text-properties officeooo:rsid="000f3494" officeooo:paragraph-rsid="00736172" style:font-name-asian="Times New Roman" style:font-name-complex="Calibri1"/>
    </style:style>
    <style:style style:name="P7" style:family="paragraph" style:parent-style-name="List_20_Paragraph" style:list-style-name="WWNum1">
      <style:paragraph-properties fo:text-align="justify" style:justify-single-word="false"/>
      <style:text-properties officeooo:rsid="000f3494" officeooo:paragraph-rsid="000f3494" style:font-name-asian="Times New Roman" style:font-name-complex="Calibri1"/>
    </style:style>
    <style:style style:name="P8" style:family="paragraph" style:parent-style-name="List_20_Paragraph" style:list-style-name="WWNum1">
      <style:paragraph-properties fo:text-align="justify" style:justify-single-word="false"/>
      <style:text-properties officeooo:rsid="00736172" officeooo:paragraph-rsid="00736172" style:font-name-asian="Times New Roman" style:font-name-complex="Calibri1"/>
    </style:style>
    <style:style style:name="P9" style:family="paragraph" style:parent-style-name="List_20_Paragraph" style:list-style-name="WWNum1">
      <style:paragraph-properties fo:text-align="justify" style:justify-single-word="false"/>
      <style:text-properties officeooo:rsid="00736172" officeooo:paragraph-rsid="0074e810" style:font-name-asian="Times New Roman" style:font-name-complex="Calibri1"/>
    </style:style>
    <style:style style:name="P10" style:family="paragraph" style:parent-style-name="List_20_Paragraph" style:list-style-name="WWNum1">
      <style:paragraph-properties fo:text-align="justify" style:justify-single-word="false"/>
      <style:text-properties officeooo:rsid="001a971d" officeooo:paragraph-rsid="001a971d" style:font-name-asian="Times New Roman" style:font-name-complex="Calibri1"/>
    </style:style>
    <style:style style:name="P11" style:family="paragraph" style:parent-style-name="List_20_Paragraph" style:list-style-name="WWNum1">
      <style:paragraph-properties fo:text-align="justify" style:justify-single-word="false"/>
      <style:text-properties style:font-name-asian="Times New Roman" style:font-name-complex="Calibri1"/>
    </style:style>
    <style:style style:name="P12" style:family="paragraph" style:parent-style-name="List_20_Paragraph" style:list-style-name="WWNum1">
      <style:paragraph-properties fo:text-align="justify" style:justify-single-word="false"/>
      <style:text-properties officeooo:paragraph-rsid="001a971d" style:font-name-asian="Times New Roman" style:font-name-complex="Calibri1"/>
    </style:style>
    <style:style style:name="P13" style:family="paragraph" style:parent-style-name="List_20_Paragraph" style:list-style-name="WWNum1">
      <style:paragraph-properties fo:text-align="justify" style:justify-single-word="false"/>
      <style:text-properties officeooo:paragraph-rsid="000d05c6" style:font-name-asian="Times New Roman" style:font-name-complex="Calibri1"/>
    </style:style>
    <style:style style:name="P14" style:family="paragraph" style:parent-style-name="List_20_Paragraph" style:list-style-name="WWNum1">
      <style:paragraph-properties fo:text-align="justify" style:justify-single-word="false"/>
      <style:text-properties officeooo:paragraph-rsid="0070011c" style:font-name-asian="Times New Roman" style:font-name-complex="Calibri1"/>
    </style:style>
    <style:style style:name="P15" style:family="paragraph" style:parent-style-name="List_20_Paragraph" style:list-style-name="WWNum2">
      <style:paragraph-properties fo:text-align="justify" style:justify-single-word="false"/>
      <style:text-properties style:font-name-asian="Times New Roman" style:font-name-complex="Calibri1"/>
    </style:style>
    <style:style style:name="P16" style:family="paragraph" style:parent-style-name="List_20_Paragraph" style:list-style-name="WWNum1">
      <style:paragraph-properties fo:text-align="justify" style:justify-single-word="false"/>
      <style:text-properties officeooo:rsid="0070011c" officeooo:paragraph-rsid="0070011c" style:font-name-asian="Times New Roman" style:font-name-complex="Calibri1"/>
    </style:style>
    <style:style style:name="P17" style:family="paragraph" style:parent-style-name="List_20_Paragraph" style:list-style-name="WWNum1">
      <style:paragraph-properties fo:text-align="justify" style:justify-single-word="false"/>
      <style:text-properties officeooo:rsid="0074e810" officeooo:paragraph-rsid="0074e810" style:font-name-asian="Times New Roman" style:font-name-complex="Calibri1"/>
    </style:style>
    <style:style style:name="P18" style:family="paragraph" style:parent-style-name="List_20_Paragraph" style:list-style-name="WWNum1">
      <style:paragraph-properties fo:text-align="justify" style:justify-single-word="false"/>
      <style:text-properties fo:font-size="11pt" officeooo:rsid="000d05c6" officeooo:paragraph-rsid="000d05c6" style:font-name-asian="Times New Roman" style:font-size-asian="11pt" style:font-name-complex="Calibri1" style:font-size-complex="11pt"/>
    </style:style>
    <style:style style:name="P19" style:family="paragraph" style:parent-style-name="List_20_Paragraph" style:list-style-name="WWNum1">
      <style:paragraph-properties fo:text-align="justify" style:justify-single-word="false"/>
    </style:style>
    <style:style style:name="P20" style:family="paragraph" style:parent-style-name="List_20_Paragraph" style:list-style-name="WWNum1">
      <style:paragraph-properties fo:text-align="justify" style:justify-single-word="false"/>
      <style:text-properties fo:color="#ff0000" style:font-name-complex="Calibri1"/>
    </style:style>
    <style:style style:name="P21" style:family="paragraph" style:parent-style-name="List_20_Paragraph" style:list-style-name="WWNum1" style:master-page-name="Standard">
      <style:paragraph-properties fo:text-align="justify" style:justify-single-word="false" style:page-number="auto"/>
      <style:text-properties officeooo:rsid="0071012e" officeooo:paragraph-rsid="0071012e" style:font-name-asian="Times New Roman" style:font-name-complex="Calibri1"/>
    </style:style>
    <style:style style:name="P22" style:family="paragraph" style:parent-style-name="List_20_Paragraph" style:list-style-name="WWNum1">
      <style:paragraph-properties fo:margin-top="0cm" fo:margin-bottom="0.353cm" loext:contextual-spacing="true" fo:text-align="justify" style:justify-single-word="false"/>
      <style:text-properties officeooo:rsid="005ed00c" officeooo:paragraph-rsid="0066d574" style:font-name-asian="Times New Roman" style:font-name-complex="Calibri1"/>
    </style:style>
    <style:style style:name="P23" style:family="paragraph" style:parent-style-name="List_20_Paragraph" style:list-style-name="WWNum1">
      <style:paragraph-properties fo:margin-left="0cm" fo:margin-right="0cm" fo:margin-top="0cm" fo:margin-bottom="0.353cm" loext:contextual-spacing="true" fo:text-align="justify" style:justify-single-word="false" fo:text-indent="0cm" style:auto-text-indent="false"/>
      <style:text-properties officeooo:rsid="002a1b1f" officeooo:paragraph-rsid="002a1b1f"/>
    </style:style>
    <style:style style:name="T1" style:family="text">
      <style:text-properties fo:color="#000000" style:font-name="Palatino-Roman"/>
    </style:style>
    <style:style style:name="T2" style:family="text">
      <style:text-properties fo:color="#000000" style:font-name="Palatino-Roman" fo:font-size="11pt" officeooo:rsid="00167f11" style:font-size-asian="11pt" style:font-size-complex="11pt"/>
    </style:style>
    <style:style style:name="T3" style:family="text">
      <style:text-properties fo:color="#000000" style:font-name="Palatino-Roman" officeooo:rsid="00167f11"/>
    </style:style>
    <style:style style:name="T4" style:family="text">
      <style:text-properties style:font-name-asian="Times New Roman" style:font-name-complex="Calibri1"/>
    </style:style>
    <style:style style:name="T5" style:family="text">
      <style:text-properties fo:color="#ff0000" style:font-name-asian="Times New Roman" style:font-name-complex="Calibri1"/>
    </style:style>
    <style:style style:name="T6" style:family="text">
      <style:text-properties fo:color="#ff0000" officeooo:rsid="001dac12" style:font-name-asian="Times New Roman" style:font-name-complex="Calibri1"/>
    </style:style>
    <style:style style:name="T7" style:family="text">
      <style:text-properties fo:color="#ff0000" style:text-position="super 58%" style:font-name-asian="Times New Roman" style:font-name-complex="Calibri1"/>
    </style:style>
    <style:style style:name="T8" style:family="text">
      <style:text-properties fo:color="#ff0000" style:font-name-complex="Calibri1"/>
    </style:style>
    <style:style style:name="T9" style:family="text">
      <style:text-properties fo:color="#ff0000" officeooo:rsid="001ac4b7"/>
    </style:style>
    <style:style style:name="T10" style:family="text">
      <style:text-properties fo:color="#ff0000" officeooo:rsid="007283dc"/>
    </style:style>
    <style:style style:name="T11" style:family="text">
      <style:text-properties fo:color="#ff0000" officeooo:rsid="0074e810"/>
    </style:style>
    <style:style style:name="T12" style:family="text">
      <style:text-properties fo:color="#ff3333" style:font-name-asian="Times New Roman" style:font-name-complex="Calibri1"/>
    </style:style>
    <style:style style:name="T13" style:family="text">
      <style:text-properties style:font-name-complex="Calibri1"/>
    </style:style>
    <style:style style:name="T14" style:family="text">
      <style:text-properties fo:font-size="11pt" officeooo:rsid="000d05c6" style:font-size-asian="11pt" style:font-size-complex="11pt"/>
    </style:style>
    <style:style style:name="T15" style:family="text">
      <style:text-properties officeooo:rsid="001a971d"/>
    </style:style>
    <style:style style:name="T16" style:family="text">
      <style:text-properties officeooo:rsid="001c1818"/>
    </style:style>
    <style:style style:name="T17" style:family="text">
      <style:text-properties officeooo:rsid="001d1999"/>
    </style:style>
    <style:style style:name="T18" style:family="text">
      <style:text-properties officeooo:rsid="0074e81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192148310208624707" text:style-name="WWNum1">
        <text:list-item>
          <text:p text:style-name="P21"><text:span text:style-name="T10">(VVI) </text:span>Write a program to show the all aspects of Singleton class.</text:p>
          <text:p text:style-name="P5">(Answer: DPSingleton)</text:p>
        </text:list-item>
        <text:list-item>
          <text:p text:style-name="P9"><text:span text:style-name="T11">(VVI) </text:span><text:span text:style-name="T18">Write a program to show the use of Enum Singleton.</text:span></text:p>
          <text:p text:style-name="P17">(Answer: EnumSingleton)</text:p>
        </text:list-item>
        <text:list-item>
          <text:p text:style-name="P9">Write a simple program to show the implementation of proxy design pattern.</text:p>
          <text:p text:style-name="P8">(Answer: DPProxy)</text:p>
        </text:list-item>
        <text:list-item>
          <text:p text:style-name="P6">Write programs to show the normal Factory Design Pattern and use of functional interface to create the factory.</text:p>
          <text:p text:style-name="P7">(Answer: DPFactory, <text:span text:style-name="T17">FI</text:span>Factory)</text:p>
        </text:list-item>
        <text:list-item>
          <text:p text:style-name="P10">Write simple programs to show the normal Interpreter Pattern <text:s/>and use of Predicate to do the same.</text:p>
          <text:p text:style-name="P10">(Answer: DPInterpret<text:span text:style-name="T16">er</text:span>, FIPredicate) <text:span text:style-name="T9">Make both the programs work the same.</text:span></text:p>
        </text:list-item>
        <text:list-item>
          <text:p text:style-name="P12"><text:span text:style-name="T15">Write programs to show the use of</text:span><text:span text:style-name="T14"> </text:span><text:span text:style-name="T2">predefined functional interfaces.</text:span></text:p>
          <text:p text:style-name="P18"><text:span text:style-name="T3">(</text:span><text:span text:style-name="T1">Answer: Given in the last of CR Chapter 12 - 15)</text:span></text:p>
        </text:list-item>
        <text:list-item>
          <text:p text:style-name="P13">Builder Design Pattern.</text:p>
        </text:list-item>
      </text:list>
      <text:p text:style-name="P1"><text:span text:style-name="T4">(Answer: DPBuilder_1) </text:span><text:span text:style-name="T5">Not complete: convert it into the similar form as javatpoint 2</text:span><text:span text:style-name="T7">nd</text:span><text:span text:style-name="T5"> example.</text:span></text:p>
      <text:list xml:id="list180638221556656" text:continue-numbering="true" text:style-name="WWNum1">
        <text:list-item>
          <text:p text:style-name="P11">Object Pool Design Pattern.</text:p>
        </text:list-item>
      </text:list>
      <text:p text:style-name="P2">(Answer: DPObjectPool)</text:p>
      <text:list xml:id="list180637921247544" text:continue-numbering="true" text:style-name="WWNum1">
        <text:list-item>
          <text:p text:style-name="P11">Adaptor Design Pattern.</text:p>
        </text:list-item>
      </text:list>
      <text:p text:style-name="P2">(Answer: DPAdaptor_1)</text:p>
      <text:list xml:id="list180637867413283" text:continue-numbering="true" text:style-name="WWNum1">
        <text:list-item>
          <text:p text:style-name="P11">Design a logger which can be used to log general Info on Standard Console, DebugMessage on file an ErrorMessage on Error Console.</text:p>
        </text:list-item>
      </text:list>
      <text:p text:style-name="P2">(Answer: DPChainOfResponsibility_1)</text:p>
      <text:list xml:id="list180638586178338" text:continue-numbering="true" text:style-name="WWNum1">
        <text:list-item>
          <text:p text:style-name="P19"><text:bookmark-start text:name="__DdeLink__774_262507871"/><text:span text:style-name="T5">(VVI)</text:span><text:span text:style-name="T4"> </text:span><text:bookmark-end text:name="__DdeLink__774_262507871"/><text:span text:style-name="T4">Design simple collection which returns an iterator.</text:span></text:p>
        </text:list-item>
      </text:list>
      <text:p text:style-name="P1"><text:span text:style-name="T4">(Answer: DPIterator_1) </text:span><text:span text:style-name="T5">Try to make the ConcreteContainer class bette</text:span><text:span text:style-name="T6">r. Also try to implement forEach method.</text:span></text:p>
      <text:list xml:id="list180639431113580" text:continue-numbering="true" text:style-name="WWNum1">
        <text:list-item>
          <text:p text:style-name="P19">Design a chat room where multiple users can send message to chat room and it is the responsibility of chat room to show the messages to all users.</text:p>
        </text:list-item>
      </text:list>
      <text:p text:style-name="P1"><text:span text:style-name="T4">(Answer: DPMediator_1) </text:span><text:span text:style-name="T5">Try to design multithreaded chat room (Asynchronized read and synchronized write of the ChatRoom class. When any thread writes a message, all thread should read this message and print this with their threaded.)</text:span></text:p>
      <text:list xml:id="list180638496678609" text:continue-numbering="true" text:style-name="WWNum1">
        <text:list-item>
          <text:p text:style-name="P19"><text:span text:style-name="T12">(VVI) </text:span><text:span text:style-name="T4">Observer Design Pattern.</text:span></text:p>
        </text:list-item>
      </text:list>
      <text:p text:style-name="P3">(Answer: DPObserver_1)</text:p>
      <text:list xml:id="list180639381335660" text:continue-numbering="true" text:style-name="WWNum1">
        <text:list-item>
          <text:p text:style-name="P16">Memento Design Pattern.</text:p>
          <text:p text:style-name="P16">(Answer: DPMemento)</text:p>
        </text:list-item>
        <text:list-item>
          <text:p text:style-name="P14">Design a simple stock buy and sell system.</text:p>
        </text:list-item>
      </text:list>
      <text:p text:style-name="P4">(Answer: DPCommand_1)</text:p>
      <text:list xml:id="list180638908091387" text:continue-numbering="true" text:style-name="WWNum1">
        <text:list-item>
          <text:p text:style-name="P19"><text:span text:style-name="T5">(VVI)</text:span><text:span text:style-name="T4"> Strategy Design Pattern.</text:span></text:p>
        </text:list-item>
      </text:list>
      <text:p text:style-name="P2">(Answer: DPStrategy_1)</text:p>
      <text:list xml:id="list180638787793046" text:continue-numbering="true" text:style-name="WWNum1">
        <text:list-item>
          <text:p text:style-name="P11">State Design Pattern.</text:p>
        </text:list-item>
      </text:list>
      <text:p text:style-name="P1"><text:span text:style-name="T4">(Answer: DPState_1) </text:span><text:span text:style-name="T5">Somewhat similar to strategy design pattern and Visitor Design Pattern. Strategy design pattern looks better. Try to understand the use of this design pattern.</text:span></text:p>
      <text:list xml:id="list180638120995276" text:continue-numbering="true" text:style-name="WWNum1">
        <text:list-item>
          <text:p text:style-name="P11"><text:bookmark text:name="_GoBack"/>Visitor Design Pattern.</text:p>
        </text:list-item>
      </text:list>
      <text:p text:style-name="P1"><text:soft-page-break/><text:span text:style-name="T4">(Answer: DPVisitor_1) </text:span><text:span text:style-name="T5">Somewhat similar to strategy design pattern and State Design Pattern. <text:s/>Strategy design pattern looks better. Try to understand the use of this design pattern.</text:span></text:p>
      <text:list xml:id="list180638920304816" text:continue-numbering="true" text:style-name="WWNum1">
        <text:list-item>
          <text:p text:style-name="P11">Design a Vending Machine which</text:p>
        </text:list-item>
      </text:list>
      <text:list xml:id="list9046582300773537433" text:style-name="WWNum2">
        <text:list-item>
          <text:p text:style-name="P15">Accepts coins of 1, 5, 10, 25 Cents i.e. penny, nickel, dime, and quarter.</text:p>
        </text:list-item>
        <text:list-item>
          <text:p text:style-name="P15">Allow user to select products Coke(25), Pepsi(35), Soda(45).</text:p>
        </text:list-item>
        <text:list-item>
          <text:p text:style-name="P15">Allow user to take refund by canceling the request.</text:p>
        </text:list-item>
        <text:list-item>
          <text:p text:style-name="P15">Return selected product and remaining change if any.</text:p>
        </text:list-item>
        <text:list-item>
          <text:p text:style-name="P15">Allow reset operation for vending machine supplier.</text:p>
        </text:list-item>
      </text:list>
      <text:p text:style-name="P1"><text:span text:style-name="T13">(Answer: VendingMachine_1) </text:span><text:span text:style-name="T8">Not complete</text:span></text:p>
      <text:list xml:id="list180637900176988" text:continue-list="list180638920304816" text:style-name="WWNum1">
        <text:list-item>
          <text:p text:style-name="P20">Design ATM machine, design parking lot, traffic signal controller,</text:p>
        </text:list-item>
        <text:list-item>
          <text:p text:style-name="P22"/>
          <text:p text:style-name="P2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Palatino-Roman" svg:font-family="Palatino-Roman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ejaVu Sans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DejaVu Sans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" style:font-family-asian="'DejaVu Sans'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1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1pt" fo:language="en" fo:country="US" style:font-name-asian="Arial1" style:font-family-asian="Arial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2T23:27:00</meta:creation-date>
    <meta:initial-creator>SONU</meta:initial-creator>
    <dc:language>en-IN</dc:language>
    <dc:date>2016-09-28T18:06:37.471427936</dc:date>
    <meta:editing-cycles>195</meta:editing-cycles>
    <meta:editing-duration>P3DT17H47M26S</meta:editing-duration>
    <meta:generator>LibreOffice/5.1.4.2$Linux_X86_64 LibreOffice_project/10m0$Build-2</meta:generator>
    <meta:document-statistic meta:table-count="0" meta:image-count="0" meta:object-count="0" meta:page-count="2" meta:paragraph-count="45" meta:word-count="423" meta:character-count="2712" meta:non-whitespace-character-count="2357"/>
    <meta:user-defined meta:name="AppVersion">16.0000</meta:user-defined>
    <meta:user-defined meta:name="Company">Amdoc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